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1875in" fo:margin-left="0.1917in" table:align="left"/>
    </style:style>
    <style:style style:name="Table1.A" style:family="table-column">
      <style:table-column-properties style:column-width="0.6875in"/>
    </style:style>
    <style:style style:name="Table1.B" style:family="table-column">
      <style:table-column-properties style:column-width="1.5625in"/>
    </style:style>
    <style:style style:name="Table1.C" style:family="table-column">
      <style:table-column-properties style:column-width="2.25in"/>
    </style:style>
    <style:style style:name="Table1.D" style:family="table-column">
      <style:table-column-properties style:column-width="1.687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list-style-name="L4">
      <style:text-properties officeooo:rsid="0003758b" officeooo:paragraph-rsid="0003758b"/>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Text_20_body">
      <style:text-properties officeooo:paragraph-rsid="0005e3ec"/>
    </style:style>
    <style:style style:name="P7" style:family="paragraph" style:parent-style-name="Heading_20_1">
      <style:paragraph-properties fo:text-align="center" style:justify-single-word="false"/>
    </style:style>
    <style:style style:name="P8" style:family="paragraph" style:parent-style-name="Table_20_Contents">
      <style:text-properties officeooo:rsid="00045447" officeooo:paragraph-rsid="00045447"/>
    </style:style>
    <style:style style:name="T1" style:family="text">
      <style:text-properties officeooo:rsid="00045447"/>
    </style:style>
    <style:style style:name="T2" style:family="text">
      <style:text-properties officeooo:rsid="0005e3e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AS PROJEKT</text:h>
      <text:p text:style-name="Standard">Gruppe <text:span text:style-name="T1">2 : </text:span>Nicolai Jablonski, Hans Böse, Jennifer Rydlichowski</text:p>
      <text:h text:style-name="Heading_20_2" text:outline-level="2">Grundlagen</text:h>
      <text:list xml:id="list8167482521977633597" text:style-name="L1">
        <text:list-item>
          <text:p text:style-name="P2">Versionierung: Github</text:p>
        </text:list-item>
        <text:list-item>
          <text:p text:style-name="P2">Sprache: Java 8</text:p>
        </text:list-item>
        <text:list-item>
          <text:p text:style-name="P2">Datenbank: SQLite, XML</text:p>
        </text:list-item>
        <text:list-item>
          <text:p text:style-name="P2">GUI: JavaFx</text:p>
        </text:list-item>
      </text:list>
      <text:h text:style-name="Heading_20_2" text:outline-level="2">Arbeitsaufteilung</text:h>
      <text:list xml:id="list4186694012171234669" text:style-name="L2">
        <text:list-item>
          <text:p text:style-name="P3">GUI / TUI : Hans</text:p>
        </text:list-item>
        <text:list-item>
          <text:p text:style-name="P3">Fachkonzept: Jennifer</text:p>
        </text:list-item>
        <text:list-item>
          <text:p text:style-name="P3">Datenhaltungsschicht: Nicolai</text:p>
        </text:list-item>
      </text:list>
      <text:h text:style-name="Heading_20_2" text:outline-level="2">Vorträge</text:h>
      <text:list xml:id="list2487106319022377723" text:style-name="L3">
        <text:list-item>
          <text:p text:style-name="P4">WhiteBoxTesting</text:p>
        </text:list-item>
        <text:list-item>
          <text:p text:style-name="P4">Wasserfall Modell</text:p>
        </text:list-item>
      </text:list>
      <text:h text:style-name="Heading_20_2" text:outline-level="2">Testszenarien</text:h>
      <text:p text:style-name="Standard">Vorbedingung: Datenbank mit Testdaten;</text:p>
      <text:p text:style-name="Standard">Testfälle:</text:p>
      <text:list xml:id="list3653905282533840413" text:style-name="L4">
        <text:list-item>
          <text:p text:style-name="P5">Entitytests</text:p>
        </text:list-item>
        <text:list-item>
          <text:p text:style-name="P5">Testen der Datenkonsistenz</text:p>
        </text:list-item>
        <text:list-item>
          <text:p text:style-name="P1">Funktionstest</text:p>
        </text:list-item>
        <text:list-item>
          <text:p text:style-name="P1">Testen der folgenden Funktionen: Löschen, Bearbeiten, Hinzufügen</text:p>
        </text:list-item>
        <text:list-item>
          <text:p text:style-name="P1">Testen der Zuordnung zwischen User, Skill und Payment</text:p>
        </text:list-item>
      </text:list>
      <text:h text:style-name="Heading_20_2" text:outline-level="2">Meilensteine</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MS-I</text:p>
          </table:table-cell>
          <table:table-cell table:style-name="Table1.A1" office:value-type="string">
            <text:p text:style-name="P8">Anforderungsanalyse</text:p>
          </table:table-cell>
          <table:table-cell table:style-name="Table1.A1" office:value-type="string">
            <text:p text:style-name="P8">Pflichtenheft</text:p>
          </table:table-cell>
          <table:table-cell table:style-name="Table1.D1" office:value-type="string">
            <text:p text:style-name="P8">2.Woche 30. Sept</text:p>
          </table:table-cell>
        </table:table-row>
        <table:table-row>
          <table:table-cell table:style-name="Table1.A2" office:value-type="string">
            <text:p text:style-name="P8">MS-II</text:p>
          </table:table-cell>
          <table:table-cell table:style-name="Table1.A2" office:value-type="string">
            <text:p text:style-name="P8">Datenhaltung</text:p>
          </table:table-cell>
          <table:table-cell table:style-name="Table1.A2" office:value-type="string">
            <text:p text:style-name="P8">Produkt</text:p>
          </table:table-cell>
          <table:table-cell table:style-name="Table1.D2" office:value-type="string">
            <text:p text:style-name="P8">3.Woche 2. Nov</text:p>
          </table:table-cell>
        </table:table-row>
        <table:table-row>
          <table:table-cell table:style-name="Table1.A2" office:value-type="string">
            <text:p text:style-name="P8">MS-II</text:p>
          </table:table-cell>
          <table:table-cell table:style-name="Table1.A2" office:value-type="string">
            <text:p text:style-name="P8">Fachkonzept</text:p>
          </table:table-cell>
          <table:table-cell table:style-name="Table1.A2" office:value-type="string">
            <text:p text:style-name="P8">Produkt</text:p>
          </table:table-cell>
          <table:table-cell table:style-name="Table1.D2" office:value-type="string">
            <text:p text:style-name="P8">3.Woche 2. Nov</text:p>
          </table:table-cell>
        </table:table-row>
        <table:table-row>
          <table:table-cell table:style-name="Table1.A2" office:value-type="string">
            <text:p text:style-name="P8">MS-IV</text:p>
          </table:table-cell>
          <table:table-cell table:style-name="Table1.A2" office:value-type="string">
            <text:p text:style-name="P8">Gui / Tui</text:p>
          </table:table-cell>
          <table:table-cell table:style-name="Table1.A2" office:value-type="string">
            <text:p text:style-name="P8">Produkt</text:p>
          </table:table-cell>
          <table:table-cell table:style-name="Table1.D2" office:value-type="string">
            <text:p text:style-name="P8">3.Woche 2. Nov</text:p>
          </table:table-cell>
        </table:table-row>
        <table:table-row>
          <table:table-cell table:style-name="Table1.A2" office:value-type="string">
            <text:p text:style-name="P8">MS-V</text:p>
          </table:table-cell>
          <table:table-cell table:style-name="Table1.A2" office:value-type="string">
            <text:p text:style-name="P8">Testing</text:p>
          </table:table-cell>
          <table:table-cell table:style-name="Table1.A2" office:value-type="string">
            <text:p text:style-name="P8">Verbessertes Produkt</text:p>
          </table:table-cell>
          <table:table-cell table:style-name="Table1.D2" office:value-type="string">
            <text:p text:style-name="P8">3.Woche 6. Nov</text:p>
          </table:table-cell>
        </table:table-row>
        <table:table-row>
          <table:table-cell table:style-name="Table1.A2" office:value-type="string">
            <text:p text:style-name="P8">MS-VI</text:p>
          </table:table-cell>
          <table:table-cell table:style-name="Table1.A2" office:value-type="string">
            <text:p text:style-name="P8">Dokumentation</text:p>
          </table:table-cell>
          <table:table-cell table:style-name="Table1.A2" office:value-type="string">
            <text:p text:style-name="P8">Dokumentation</text:p>
          </table:table-cell>
          <table:table-cell table:style-name="Table1.D2" office:value-type="string">
            <text:p text:style-name="P8">4.Woche 27. Nov</text:p>
          </table:table-cell>
        </table:table-row>
        <table:table-row>
          <table:table-cell table:style-name="Table1.A2" office:value-type="string">
            <text:p text:style-name="P8">MS-VII</text:p>
          </table:table-cell>
          <table:table-cell table:style-name="Table1.A2" office:value-type="string">
            <text:p text:style-name="P8">Softwarevorstellung</text:p>
          </table:table-cell>
          <table:table-cell table:style-name="Table1.A2" office:value-type="string">
            <text:p text:style-name="P8">Produkt Dokumentation</text:p>
          </table:table-cell>
          <table:table-cell table:style-name="Table1.D2" office:value-type="string">
            <text:p text:style-name="P8">5.Woche 15. Dez</text:p>
          </table:table-cell>
        </table:table-row>
      </table:table>
      <text:p text:style-name="Text_20_body"/>
      <text:h text:style-name="Heading_20_2" text:outline-level="2">Problemstellung</text:h>
      <text:p text:style-name="P6"><text:span text:style-name="T2">Jeder kennt es, man hat Zuhause ein Problem z.B. eine Wand muss neu gestrichen werden und man weiß nicht wer einem helfen kann und was derjenige herne als Bezahlung hätte für seinen Freundschaftsdienst.</text:span></text:p>
      <text:p text:style-name="P6"><text:span text:style-name="T2">Daher wollen wir eine Software entwicklen die genau diese Übersicht biet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15:14:49.010337861</meta:creation-date>
    <dc:date>2015-09-25T15:40:51.675837790</dc:date>
    <meta:editing-duration>PT10M11S</meta:editing-duration>
    <meta:editing-cycles>4</meta:editing-cycles>
    <meta:generator>LibreOffice/4.2.8.2$Linux_X86_64 LibreOffice_project/420m0$Build-2</meta:generator>
    <meta:document-statistic meta:table-count="1" meta:image-count="0" meta:object-count="0" meta:page-count="1" meta:paragraph-count="54" meta:word-count="168" meta:character-count="1134" meta:non-whitespace-character-count="1034"/>
  </office:meta>
</office:document-meta>
</file>